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06e9" officeooo:paragraph-rsid="001b06e9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1b06e9" officeooo:paragraph-rsid="001b06e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b06e9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officeooo:rsid="001b06e9" officeooo:paragraph-rsid="001b06e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b06e9" officeooo:paragraph-rsid="001b06e9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Estadual de Maringá - Ciência Da Computação (DIN)</text:p>
      <text:p text:style-name="P3">Aluno: Otávio Hideki Gonçalves Kochi<text:tab/><text:tab/>RA:107635</text:p>
      <text:p text:style-name="P3">Aluno: Thiago Issao Yasunaka<text:tab/><text:tab/><text:tab/>RA:103069</text:p>
      <text:p text:style-name="P3"/>
      <text:p text:style-name="P4">Trabalho1 – Algoritmo em Grafos 6898</text:p>
      <text:p text:style-name="P4">Árvores Aleatórias </text:p>
      <text:p text:style-name="P2"/>
      <text:p text:style-name="P2">Parte 1 – Função diametro(T)</text:p>
      <text:p text:style-name="P2"/>
      <text:p text:style-name="P2">IMPLEMENTACÃO UTILIZANDO A LINGUAGEM JAVASCRIPT</text:p>
      <text:p text:style-name="P2"/>
      <text:p text:style-name="P2">Repositório no GitHub: </text:p>
      <text:p text:style-name="P5"><text:a xlink:type="simple" xlink:href="https://github.com/thiagoissao/arvore_aleatorias_grafos/blob/master/diametro.js" text:style-name="Internet_20_link" text:visited-style-name="Visited_20_Internet_20_Link">https://github.com/thiagoissao/arvore_aleatorias_grafos/blob/master/diametro.js</text:a></text:p>
      <text:p text:style-name="P2"/>
      <text:p text:style-name="P8">Código:</text:p>
      <text:p text:style-name="P3"/>
      <text:p text:style-name="P6">const assert <text:tab/>= require('assert') </text:p>
      <text:p text:style-name="P6">const BRANCO<text:tab/>= 'branco'</text:p>
      <text:p text:style-name="P6">const CINZA <text:tab/>= 'cinza'</text:p>
      <text:p text:style-name="P6">const PRETO <text:tab/>= 'preto'</text:p>
      <text:p text:style-name="P6"/>
      <text:p text:style-name="P6">const diametro = (G) =&gt; {</text:p>
      <text:p text:style-name="P6"><text:s text:c="4"/>const s = Math.round(Math.random() * (G.length - 1))</text:p>
      <text:p text:style-name="P6"><text:s text:c="4"/>const a = bfs(G, s).reduce((number1, number2) =&gt; {</text:p>
      <text:p text:style-name="P6"><text:s text:c="8"/>return Math.max(number1, number2)</text:p>
      <text:p text:style-name="P6"><text:s text:c="4"/>})</text:p>
      <text:p text:style-name="P6"><text:s text:c="4"/>const b = bfs(G,a).reduce((number1, number2) =&gt; {</text:p>
      <text:p text:style-name="P6"><text:s text:c="8"/>return Math.max(number1, number2)</text:p>
      <text:p text:style-name="P6"><text:s text:c="4"/>})</text:p>
      <text:p text:style-name="P6"><text:s text:c="4"/>return a &gt; b ? a:b</text:p>
      <text:p text:style-name="P6">}</text:p>
      <text:p text:style-name="P6"/>
      <text:p text:style-name="P6">const teste_diametro = () =&gt; {</text:p>
      <text:p text:style-name="P6"><text:s text:c="4"/>let a = 0</text:p>
      <text:p text:style-name="P6"><text:s text:c="4"/>let b = 1</text:p>
      <text:p text:style-name="P6"><text:s text:c="4"/>let c = 2</text:p>
      <text:p text:style-name="P6"><text:s text:c="4"/>let d = 3</text:p>
      <text:p text:style-name="P6"><text:s text:c="4"/>let e = 4</text:p>
      <text:p text:style-name="P6"><text:s text:c="4"/>let f = 5</text:p>
      <text:p text:style-name="P6"><text:s text:c="4"/>let g = 6</text:p>
      <text:p text:style-name="P6"><text:s text:c="4"/>let h = 7</text:p>
      <text:p text:style-name="P6"><text:s text:c="4"/>const G = [</text:p>
      <text:p text:style-name="P6"><text:soft-page-break/><text:s text:c="8"/>[b,c], <text:s text:c="19"/>// <text:s text:c="6"/>a</text:p>
      <text:p text:style-name="P6"><text:s text:c="8"/>[a], <text:s text:c="22"/>// <text:s text:c="4"/>/ <text:s text:c="2"/>\ <text:s/></text:p>
      <text:p text:style-name="P6"><text:s text:c="8"/>[a] <text:s text:c="23"/>// <text:s text:c="2"/>b <text:s text:c="5"/>c</text:p>
      <text:p text:style-name="P6"><text:s text:c="4"/>]</text:p>
      <text:p text:style-name="P6"><text:s text:c="4"/>const G2 = [</text:p>
      <text:p text:style-name="P6"><text:s text:c="8"/>[a] <text:s text:c="23"/>// <text:s text:c="6"/>a</text:p>
      <text:p text:style-name="P6"><text:s text:c="4"/>]</text:p>
      <text:p text:style-name="P6"><text:s text:c="4"/>const G3 = [</text:p>
      <text:p text:style-name="P6"><text:s text:c="8"/>[b,c], <text:s text:c="21"/>// <text:s text:c="9"/>a</text:p>
      <text:p text:style-name="P6"><text:s text:c="8"/>[a,e,d], <text:s text:c="19"/>// <text:s text:c="8"/>/ <text:s/>\</text:p>
      <text:p text:style-name="P6"><text:s text:c="8"/>[a,f], <text:s text:c="21"/>// <text:s text:c="7"/>b <text:s text:c="3"/>c</text:p>
      <text:p text:style-name="P6"><text:s text:c="8"/>[b], <text:s text:c="23"/>// <text:s text:c="6"/>/ \ <text:s text:c="4"/>\</text:p>
      <text:p text:style-name="P6"><text:s text:c="8"/>[b], <text:s text:c="23"/>// <text:s text:c="5"/>e <text:s text:c="2"/>d <text:s text:c="4"/>f</text:p>
      <text:p text:style-name="P6"><text:s text:c="8"/>[c,g], <text:s text:c="21"/>// <text:s text:c="16"/>\ </text:p>
      <text:p text:style-name="P6"><text:s text:c="8"/>[f], <text:s text:c="23"/>// <text:s text:c="17"/>g</text:p>
      <text:p text:style-name="P6"><text:s text:c="4"/>] <text:s text:c="42"/></text:p>
      <text:p text:style-name="P6"><text:s text:c="4"/>let dis = diametro(G)</text:p>
      <text:p text:style-name="P6"><text:s text:c="4"/>let dis2 = diametro(G2)</text:p>
      <text:p text:style-name="P6"><text:s text:c="4"/>let dis3 = diametro(G3)</text:p>
      <text:p text:style-name="P6"><text:s text:c="4"/>assert (dis == 2)</text:p>
      <text:p text:style-name="P6"><text:s text:c="4"/>assert (dis2 == 0)</text:p>
      <text:p text:style-name="P6"><text:s text:c="4"/>assert (dis3 == 5)</text:p>
      <text:p text:style-name="P6">}</text:p>
      <text:p text:style-name="P6"/>
      <text:p text:style-name="P6"/>
      <text:p text:style-name="P6">const bfs = (G, s) =&gt; {</text:p>
      <text:p text:style-name="P6"><text:s text:c="4"/>let GAux = Object.assign({}, G)</text:p>
      <text:p text:style-name="P6"><text:s text:c="4"/>Object.keys(GAux).forEach( index =&gt; {</text:p>
      <text:p text:style-name="P6"><text:s text:c="8"/>let adj = G[index]</text:p>
      <text:p text:style-name="P6"><text:s text:c="8"/>GAux[index] = {</text:p>
      <text:p text:style-name="P6"><text:s text:c="12"/>'d': Number.POSITIVE_INFINITY,</text:p>
      <text:p text:style-name="P6"><text:s text:c="12"/>'pi': null,</text:p>
      <text:p text:style-name="P6"><text:s text:c="12"/>'cor': BRANCO,</text:p>
      <text:p text:style-name="P6"><text:s text:c="12"/>'adj': <text:s/>adj</text:p>
      <text:p text:style-name="P6"><text:s text:c="8"/>}</text:p>
      <text:p text:style-name="P6"><text:s text:c="4"/>})</text:p>
      <text:p text:style-name="P6"><text:s text:c="4"/>GAux[s].d = 0</text:p>
      <text:p text:style-name="P6"><text:s text:c="4"/>GAux[s].pi = null</text:p>
      <text:p text:style-name="P6"><text:s text:c="4"/>GAux[s].cor = CINZA</text:p>
      <text:p text:style-name="P6"><text:s text:c="4"/>let pilha = [] //Inicialização da pilha</text:p>
      <text:p text:style-name="P6"><text:s text:c="4"/>pilha.push(GAux[s])</text:p>
      <text:p text:style-name="P6"><text:s text:c="4"/>while (pilha.length != 0) {</text:p>
      <text:p text:style-name="P6"><text:soft-page-break/><text:s text:c="8"/>let u = pilha.pop()</text:p>
      <text:p text:style-name="P6"><text:s text:c="8"/>u.adj.forEach( v =&gt; {</text:p>
      <text:p text:style-name="P6"><text:s text:c="12"/>if(GAux[v].cor === BRANCO) {</text:p>
      <text:p text:style-name="P6"><text:s text:c="16"/>GAux[v].d = u.d + 1</text:p>
      <text:p text:style-name="P6"><text:s text:c="16"/>GAux[v].pi = G.indexOf(u.adj)</text:p>
      <text:p text:style-name="P6"><text:s text:c="16"/>GAux[v].cor = CINZA</text:p>
      <text:p text:style-name="P6"><text:s text:c="16"/>pilha.push(GAux[v])</text:p>
      <text:p text:style-name="P6"><text:s text:c="12"/>}</text:p>
      <text:p text:style-name="P6"><text:s text:c="8"/>}) </text:p>
      <text:p text:style-name="P6"><text:s text:c="8"/>u.cor = PRETO</text:p>
      <text:p text:style-name="P6"><text:s text:c="4"/>}</text:p>
      <text:p text:style-name="P6"><text:s text:c="4"/>return Object.keys(GAux).map(index =&gt; GAux[index].d)</text:p>
      <text:p text:style-name="P6">}</text:p>
      <text:p text:style-name="P6"/>
      <text:p text:style-name="P6">const teste_bfs = () =&gt; {</text:p>
      <text:p text:style-name="P6"><text:s text:c="4"/>let r = 0</text:p>
      <text:p text:style-name="P6"><text:s text:c="4"/>let s = 1</text:p>
      <text:p text:style-name="P6"><text:s text:c="4"/>let t = 2</text:p>
      <text:p text:style-name="P6"><text:s text:c="4"/>let u = 3 </text:p>
      <text:p text:style-name="P6"><text:s text:c="4"/>let v = 4</text:p>
      <text:p text:style-name="P6"><text:s text:c="4"/>let w = 5</text:p>
      <text:p text:style-name="P6"><text:s text:c="4"/>let x = 6</text:p>
      <text:p text:style-name="P6"><text:s text:c="4"/>let y = 7</text:p>
      <text:p text:style-name="P6"><text:s text:c="4"/>const G = [</text:p>
      <text:p text:style-name="P6"><text:s text:c="8"/>[s,v], <text:s text:c="15"/></text:p>
      <text:p text:style-name="P6"><text:s text:c="8"/>[r,w],</text:p>
      <text:p text:style-name="P6"><text:s text:c="8"/>[u,w,x,y],</text:p>
      <text:p text:style-name="P6"><text:s text:c="8"/>[t,x,y],</text:p>
      <text:p text:style-name="P6"><text:s text:c="8"/>[r],</text:p>
      <text:p text:style-name="P6"><text:s text:c="8"/>[s,t,x],</text:p>
      <text:p text:style-name="P6"><text:s text:c="8"/>[w,t,u,y],</text:p>
      <text:p text:style-name="P6"><text:s text:c="8"/>[u,x]</text:p>
      <text:p text:style-name="P6"><text:s text:c="4"/>]</text:p>
      <text:p text:style-name="P6"><text:s text:c="4"/>const G2 = [</text:p>
      <text:p text:style-name="P6"><text:s text:c="8"/>[s,v], <text:s text:c="17"/>// <text:s text:c="5"/>r</text:p>
      <text:p text:style-name="P6"><text:s text:c="8"/>[r,t,u], <text:s text:c="15"/>// <text:s text:c="4"/>/ \</text:p>
      <text:p text:style-name="P6"><text:s text:c="8"/>[w,s], <text:s text:c="17"/>// <text:s text:c="3"/>v <text:s text:c="2"/>s</text:p>
      <text:p text:style-name="P6"><text:s text:c="8"/>[s], <text:s text:c="19"/>// <text:s text:c="6"/>/ \</text:p>
      <text:p text:style-name="P6"><text:s text:c="8"/>[r], <text:s text:c="19"/>// <text:s text:c="5"/>t <text:s text:c="2"/>u</text:p>
      <text:p text:style-name="P6"><text:s text:c="8"/>[t] <text:s text:c="20"/>// <text:s text:c="4"/>/</text:p>
      <text:p text:style-name="P6"><text:s text:c="4"/>] <text:s text:c="26"/>// <text:s text:c="3"/>w</text:p>
      <text:p text:style-name="P6"><text:s text:c="4"/>let d = bfs(G, 1)</text:p>
      <text:p text:style-name="P6"><text:soft-page-break/><text:s text:c="4"/>let d1 = bfs(G2, 0) <text:s text:c="3"/></text:p>
      <text:p text:style-name="P6"/>
      <text:p text:style-name="P6"><text:s text:c="4"/>assert (d[r] == 1)</text:p>
      <text:p text:style-name="P6"><text:s text:c="4"/>assert (d[s] == 0)</text:p>
      <text:p text:style-name="P6"><text:s text:c="4"/>assert (d[t] == 2)</text:p>
      <text:p text:style-name="P6"><text:s text:c="4"/>assert (d[u] == 3)</text:p>
      <text:p text:style-name="P6"><text:s text:c="4"/>assert (d[v] == 2)</text:p>
      <text:p text:style-name="P6"><text:s text:c="4"/>assert (d[w] == 1)</text:p>
      <text:p text:style-name="P6"><text:s text:c="4"/>assert (d[x] == 2)</text:p>
      <text:p text:style-name="P6"><text:s text:c="4"/>assert (d[y] == 3)</text:p>
      <text:p text:style-name="P6"><text:s text:c="4"/></text:p>
      <text:p text:style-name="P6"><text:s text:c="4"/>assert(d1[r] == 0)</text:p>
      <text:p text:style-name="P6"><text:s text:c="4"/>assert(d1[s] == 1)</text:p>
      <text:p text:style-name="P6"><text:s text:c="4"/>assert(d1[t] == 2)</text:p>
      <text:p text:style-name="P6"><text:s text:c="4"/>assert(d1[u] == 2)</text:p>
      <text:p text:style-name="P6"><text:s text:c="4"/>assert(d1[v] == 1)</text:p>
      <text:p text:style-name="P6"><text:s text:c="4"/>assert(d1[w] == 3)</text:p>
      <text:p text:style-name="P6"/>
      <text:p text:style-name="P6">}</text:p>
      <text:p text:style-name="P6"/>
      <text:p text:style-name="P6">teste_bfs()</text:p>
      <text:p text:style-name="P6">teste_diametro()</text:p>
      <text:p text:style-name="P6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7:49:16.525938349</meta:creation-date>
    <dc:date>2019-10-14T08:01:21.962926085</dc:date>
    <meta:editing-duration>PT1M41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4" meta:paragraph-count="134" meta:word-count="453" meta:character-count="3512" meta:non-whitespace-character-count="1928"/>
  </office:meta>
</office:document-meta>
</file>